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e980c" officeooo:paragraph-rsid="001e9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C 2411-3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03:19.360887278</meta:creation-date>
    <dc:date>2018-10-29T09:04:07.940668015</dc:date>
    <meta:editing-duration>PT54S</meta:editing-duration>
    <meta:editing-cycles>2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